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661cm"/>
    </style:style>
    <style:style style:family="table-row" style:name="ro8">
      <style:table-row-properties fo:break-before="auto" style:use-optimal-row-height="false" style:row-height="0.45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OVERIJSSEL; <text:s/>VIJFDE GEDEELTE: INDEELING DER WERKELIJKE BEVOLKING NAAR DE KERKELIJKE GEZINDTEN</text:p>
          </table:table-cell>
          <table:table-cell table:style-name="TL Title" table:number-columns-repeated="33"/>
          <table:table-cell table:style-name="TL Title" table:number-columns-repeated="4"/>
          <table:table-cell table:style-name="ce47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8" table:number-columns-spanned="1" office:value-type="string">
            <text:p>CBS nummer</text:p>
          </table:table-cell>
          <table:table-cell ns41:value-type="string" table:number-rows-spanned="4" table:style-name="ce34" table:number-columns-spanned="1" office:value-type="string">
            <text:p>Amsterdamse code</text:p>
          </table:table-cell>
          <table:table-cell ns41:value-type="string" table:number-rows-spanned="4" table:style-name="ce28" table:number-columns-spanned="1" office:value-type="string">
            <text:p>Grootteklasse</text:p>
          </table:table-cell>
          <table:table-cell ns41:value-type="string" table:number-rows-spanned="4" table:style-name="ce34" table:number-columns-spanned="1" office:value-type="string">
            <text:p>Provincie</text:p>
          </table:table-cell>
          <table:table-cell ns41:value-type="string" table:number-rows-spanned="4" table:style-name="ce34" table:number-columns-spanned="1" office:value-type="string">
            <text:p>Telling</text:p>
          </table:table-cell>
          <table:table-cell ns41:value-type="string" table:number-rows-spanned="4" table:style-name="ce34" table:number-columns-spanned="1" office:value-type="string">
            <text:p>Tabel</text:p>
          </table:table-cell>
          <table:table-cell ns41:value-type="string" table:number-rows-spanned="4" table:style-name="ce34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4"/>
          <table:covered-table-cell table:style-name="ce49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4"/>
          <table:covered-table-cell table:style-name="ce49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5" table:number-columns-repeated="4"/>
          <table:covered-table-cell table:style-name="ce50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7666" office:value-type="float">
            <text:p>7666</text:p>
          </table:table-cell>
          <table:table-cell ns41:value-type="float" table:style-name="TL Data" office:value="8010" office:value-type="float">
            <text:p>80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2385" office:value-type="float">
            <text:p>23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369" office:value-type="float">
            <text:p>11369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7" office:value="10899" office:value-type="float">
            <text:p>108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6_H5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227" office:value-type="float">
            <text:p>227</text:p>
          </table:table-cell>
          <table:table-cell ns41:value-type="float" table:style-name="ce51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7728" office:value-type="float">
            <text:p>7728</text:p>
          </table:table-cell>
          <table:table-cell ns41:value-type="float" table:style-name="TL Data" office:value="8204" office:value-type="float">
            <text:p>82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197" office:value-type="float">
            <text:p>3197</text:p>
          </table:table-cell>
          <table:table-cell ns41:value-type="float" table:style-name="TL Data" office:value="3436" office:value-type="float">
            <text:p>3436</text:p>
          </table:table-cell>
          <table:table-cell table:style-name="TL Data" table:number-columns-repeated="2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776" office:value-type="float">
            <text:p>12776</text:p>
          </table:table-cell>
          <table:table-cell ns41:value-type="float" table:style-name="TL Data" office:value="13608" office:value-type="float">
            <text:p>13608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8" office:value="10093" office:value-type="float">
            <text:p>10093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394" office:value-type="float">
            <text:p>15394</text:p>
          </table:table-cell>
          <table:table-cell ns41:value-type="float" table:style-name="TL Data" office:value="16214" office:value-type="float">
            <text:p>162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569" office:value-type="float">
            <text:p>5569</text:p>
          </table:table-cell>
          <table:table-cell ns41:value-type="float" table:style-name="TL Data" office:value="5821" office:value-type="float">
            <text:p>58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4145" office:value-type="float">
            <text:p>24145</text:p>
          </table:table-cell>
          <table:table-cell ns41:value-type="float" table:style-name="TL Data" office:value="25153" office:value-type="float">
            <text:p>25153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melo (stad)</text:p>
          </table:table-cell>
          <table:table-cell/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ce32" office:value="1189" office:value-type="float">
            <text:p>1189</text:p>
          </table:table-cell>
          <table:table-cell ns41:value-type="float" table:style-name="ce38" office:value="11053" office:value-type="float">
            <text:p>110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melo(Ambt</text:p>
          </table:table-cell>
          <table:table-cell/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872" office:value-type="float">
            <text:p>1872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ce32" office:value="1009" office:value-type="float">
            <text:p>1009</text:p>
          </table:table-cell>
          <table:table-cell ns41:value-type="float" table:style-name="ce38" office:value="11065" office:value-type="float">
            <text:p>1106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2207" office:value-type="float">
            <text:p>22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8" office:value="11190" office:value-type="float">
            <text:p>1119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atham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8" office:value="11030" office:value-type="float">
            <text:p>1103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lankenham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8" office:value="10320" office:value-type="float">
            <text:p>1032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8" office:value="10689" office:value-type="float">
            <text:p>1068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96" office:value-type="float">
            <text:p>59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446" office:value-type="float">
            <text:p>1446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8" office:value="10326" office:value-type="float">
            <text:p>1032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1419" office:value-type="float">
            <text:p>1419</text:p>
          </table:table-cell>
          <table:table-cell table:style-name="TL Data" table:number-columns-repeated="4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2" office:value-type="float">
            <text:p>80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8" office:value="11007" office:value-type="float">
            <text:p>110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elden(stad)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416" office:value-type="float">
            <text:p>4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8" office:value="10913" office:value-type="float">
            <text:p>1091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elden(Ambt)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30" office:value-type="float">
            <text:p>630</text:p>
          </table:table-cell>
          <table:table-cell table:style-name="TL Data" table:number-columns-repeated="6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8" office:value="11400" office:value-type="float">
            <text:p>114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1638" office:value-type="float">
            <text:p>1638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8" office:value="10245" office:value-type="float">
            <text:p>1024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ce32" office:value="151" office:value-type="float">
            <text:p>151</text:p>
          </table:table-cell>
          <table:table-cell ns41:value-type="float" table:style-name="ce38" office:value="10311" office:value-type="float">
            <text:p>1031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iepenvee</text:p>
          </table:table-cell>
          <table:table-cell/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33" office:value-type="float">
            <text:p>123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9"/>
          <table:table-cell table:style-name="TL Data"/>
          <table:table-cell ns41:value-type="float" table:style-name="ce32" office:value="152" office:value-type="float">
            <text:p>152</text:p>
          </table:table-cell>
          <table:table-cell ns41:value-type="float" table:style-name="ce38" office:value="10933" office:value-type="float">
            <text:p>1093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4544" office:value-type="float">
            <text:p>4544</text:p>
          </table:table-cell>
          <table:table-cell ns41:value-type="float" table:style-name="TL Data" office:value="4665" office:value-type="float">
            <text:p>46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247" office:value-type="float">
            <text:p>2247</text:p>
          </table:table-cell>
          <table:table-cell table:style-name="TL Data" table:number-columns-repeated="2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7699" office:value-type="float">
            <text:p>7699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8" office:value="10364" office:value-type="float">
            <text:p>1036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132" office:value-type="float">
            <text:p>1132</text:p>
          </table:table-cell>
          <table:table-cell table:style-name="TL Data" table:number-columns-repeated="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8" office:value="10746" office:value-type="float">
            <text:p>107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78" office:value-type="float">
            <text:p>47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8" office:value="10708" office:value-type="float">
            <text:p>1070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8" office:value="10076" office:value-type="float">
            <text:p>1007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ce32" office:value="1065" office:value-type="float">
            <text:p>1065</text:p>
          </table:table-cell>
          <table:table-cell ns41:value-type="float" table:style-name="ce38" office:value="10224" office:value-type="float">
            <text:p>1022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123" office:value-type="float">
            <text:p>1123</text:p>
          </table:table-cell>
          <table:table-cell table:style-name="TL Data" table:number-columns-repeated="4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8" office:value="11339" office:value-type="float">
            <text:p>1133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1719" office:value-type="float">
            <text:p>1719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91" office:value-type="float">
            <text:p>2491</text:p>
          </table:table-cell>
          <table:table-cell ns41:value-type="float" table:style-name="TL Data" office:value="2382" office:value-type="float">
            <text:p>2382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8" office:value="11435" office:value-type="float">
            <text:p>114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/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528" office:value-type="float">
            <text:p>15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8" office:value="10395" office:value-type="float">
            <text:p>1039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rdenberg (stad)</text:p>
          </table:table-cell>
          <table:table-cell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ce32" office:value="1191" office:value-type="float">
            <text:p>1191</text:p>
          </table:table-cell>
          <table:table-cell ns41:value-type="float" table:style-name="ce38" office:value="11169" office:value-type="float">
            <text:p>111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rdenberg (Ambt)</text:p>
          </table:table-cell>
          <table:table-cell/>
          <table:table-cell ns41:value-type="float" table:style-name="TL Data" office:value="2302" office:value-type="float">
            <text:p>2302</text:p>
          </table:table-cell>
          <table:table-cell ns41:value-type="float" table:style-name="TL Data" office:value="2128" office:value-type="float">
            <text:p>2128</text:p>
          </table:table-cell>
          <table:table-cell table:style-name="TL Data" table:number-columns-repeated="4"/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3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32" office:value-type="float">
            <text:p>53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ce32" office:value="1011" office:value-type="float">
            <text:p>1011</text:p>
          </table:table-cell>
          <table:table-cell ns41:value-type="float" table:style-name="ce38" office:value="10174" office:value-type="float">
            <text:p>1017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16" office:value-type="float">
            <text:p>916</text:p>
          </table:table-cell>
          <table:table-cell table:style-name="TL Data" table:number-columns-repeated="4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8" office:value="10115" office:value-type="float">
            <text:p>1011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8" office:value="10854" office:value-type="float">
            <text:p>1085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864" office:value-type="float">
            <text:p>1864</text:p>
          </table:table-cell>
          <table:table-cell table:style-name="TL Data" table:number-columns-repeated="4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8" office:value="10806" office:value-type="float">
            <text:p>108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8" office:value="10907" office:value-type="float">
            <text:p>109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42" office:value-type="float">
            <text:p>1142</text:p>
          </table:table-cell>
          <table:table-cell table:style-name="TL Data" table:number-columns-repeated="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8" office:value="11246" office:value-type="float">
            <text:p>112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Ijselmuiden</text:p>
          </table:table-cell>
          <table:table-cell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47" office:value-type="float">
            <text:p>74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8" office:value="10641" office:value-type="float">
            <text:p>1064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5866" office:value-type="float">
            <text:p>5866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399" office:value-type="float">
            <text:p>9399</text:p>
          </table:table-cell>
          <table:table-cell ns41:value-type="float" table:style-name="TL Data" office:value="9288" office:value-type="float">
            <text:p>9288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8" office:value="10253" office:value-type="float">
            <text:p>102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6" office:value-type="float">
            <text:p>226</text:p>
          </table:table-cell>
          <table:table-cell ns41:value-type="float" table:style-name="ce38" office:value="227" office:value-type="float">
            <text:p>227</text:p>
          </table:table-cell>
          <table:table-cell ns41:value-type="float" table:style-name="ce52" office:value="260195" office:value-type="float">
            <text:p>260195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mperveen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32" office:value="1092" office:value-type="float">
            <text:p>1092</text:p>
          </table:table-cell>
          <table:table-cell ns41:value-type="float" table:style-name="ce38" office:value="10443" office:value-type="float">
            <text:p>104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uine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8" office:value="11148" office:value-type="float">
            <text:p>1114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2754" office:value-type="float">
            <text:p>2754</text:p>
          </table:table-cell>
          <table:table-cell ns41:value-type="float" table:style-name="TL Data" office:value="2538" office:value-type="float">
            <text:p>25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ce32" office:value="1106" office:value-type="float">
            <text:p>1106</text:p>
          </table:table-cell>
          <table:table-cell ns41:value-type="float" table:style-name="ce38" office:value="11045" office:value-type="float">
            <text:p>1104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2107" office:value-type="float">
            <text:p>2107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8" office:value="11166" office:value-type="float">
            <text:p>1116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1757" office:value-type="float">
            <text:p>17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8" office:value="11382" office:value-type="float">
            <text:p>113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15" office:value-type="float">
            <text:p>915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8" office:value="10384" office:value-type="float">
            <text:p>1038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ldenmarkt</text:p>
          </table:table-cell>
          <table:table-cell/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115" office:value-type="float">
            <text:p>1115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8" office:value="10858" office:value-type="float">
            <text:p>108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1804" office:value-type="float">
            <text:p>1804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8" office:value="11100" office:value-type="float">
            <text:p>111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1670" office:value-type="float">
            <text:p>16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30" office:value-type="float">
            <text:p>2230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8" office:value="10409" office:value-type="float">
            <text:p>1040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mmen (stad)</text:p>
          </table:table-cell>
          <table:table-cell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ce32" office:value="1192" office:value-type="float">
            <text:p>1192</text:p>
          </table:table-cell>
          <table:table-cell ns41:value-type="float" table:style-name="ce38" office:value="10381" office:value-type="float">
            <text:p>1038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271" office:value-type="float">
            <text:p>12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ce32" office:value="1012" office:value-type="float">
            <text:p>1012</text:p>
          </table:table-cell>
          <table:table-cell ns41:value-type="float" table:style-name="ce38" office:value="11069" office:value-type="float">
            <text:p>110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tmrsum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48" office:value-type="float">
            <text:p>64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8" office:value="11079" office:value-type="float">
            <text:p>1107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60" office:value-type="float">
            <text:p>76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1935" office:value-type="float">
            <text:p>1935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757" office:value-type="float">
            <text:p>2757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8" office:value="10279" office:value-type="float">
            <text:p>1027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367" office:value-type="float">
            <text:p>1367</text:p>
          </table:table-cell>
          <table:table-cell table:style-name="TL Data" table:number-columns-repeated="4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8" office:value="10358" office:value-type="float">
            <text:p>103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2203" office:value-type="float">
            <text:p>220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8" office:value="11362" office:value-type="float">
            <text:p>1136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8" office:value="10546" office:value-type="float">
            <text:p>105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2010" office:value-type="float">
            <text:p>2010</text:p>
          </table:table-cell>
          <table:table-cell table:style-name="TL Data" table:number-columns-repeated="4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245" office:value-type="float">
            <text:p>3245</text:p>
          </table:table-cell>
          <table:table-cell ns41:value-type="float" table:style-name="TL Data" office:value="2881" office:value-type="float">
            <text:p>2881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8" office:value="11347" office:value-type="float">
            <text:p>1134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064" office:value-type="float">
            <text:p>3064</text:p>
          </table:table-cell>
          <table:table-cell ns41:value-type="float" table:style-name="TL Data" office:value="2803" office:value-type="float">
            <text:p>280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001" office:value-type="float">
            <text:p>3001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8" office:value="10694" office:value-type="float">
            <text:p>1069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ollenhove (stad)</text:p>
          </table:table-cell>
          <table:table-cell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34" office:value-type="float">
            <text:p>63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ce32" office:value="1193" office:value-type="float">
            <text:p>1193</text:p>
          </table:table-cell>
          <table:table-cell ns41:value-type="float" table:style-name="ce38" office:value="11183" office:value-type="float">
            <text:p>1118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ollenhoven (Ambt)</text:p>
          </table:table-cell>
          <table:table-cell/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772" office:value-type="float">
            <text:p>772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ce32" office:value="1013" office:value-type="float">
            <text:p>1013</text:p>
          </table:table-cell>
          <table:table-cell ns41:value-type="float" table:style-name="ce38" office:value="11088" office:value-type="float">
            <text:p>110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iezenveen</text:p>
          </table:table-cell>
          <table:table-cell/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1608" office:value-type="float">
            <text:p>1608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8" office:value="10643" office:value-type="float">
            <text:p>106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8" office:value="10105" office:value-type="float">
            <text:p>1010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2212" office:value-type="float">
            <text:p>22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8" office:value="10893" office:value-type="float">
            <text:p>1089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1881" office:value-type="float">
            <text:p>1881</text:p>
          </table:table-cell>
          <table:table-cell table:style-name="TL Data" table:number-columns-repeated="4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85" office:value-type="float">
            <text:p>3185</text:p>
          </table:table-cell>
          <table:table-cell ns41:value-type="float" table:style-name="TL Data" office:value="2879" office:value-type="float">
            <text:p>2879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8" office:value="10676" office:value-type="float">
            <text:p>1067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1336" office:value-type="float">
            <text:p>1336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8" office:value="10888" office:value-type="float">
            <text:p>108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ce32" office:value="1227" office:value-type="float">
            <text:p>1227</text:p>
          </table:table-cell>
          <table:table-cell ns41:value-type="float" table:style-name="ce38" office:value="10194" office:value-type="float">
            <text:p>1019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alk en Veecaten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ce32" office:value="1232" office:value-type="float">
            <text:p>1232</text:p>
          </table:table-cell>
          <table:table-cell ns41:value-type="float" table:style-name="ce38" office:value="10633" office:value-type="float">
            <text:p>1063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wartesluis</text:p>
          </table:table-cell>
          <table:table-cell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07" office:value-type="float">
            <text:p>807</text:p>
          </table:table-cell>
          <table:table-cell table:style-name="TL Data" table:number-columns-repeated="4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8" office:value="10303" office:value-type="float">
            <text:p>1030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1952" office:value-type="float">
            <text:p>195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2762" office:value-type="float">
            <text:p>2762</text:p>
          </table:table-cell>
          <table:table-cell ns41:value-type="float" table:style-name="ce32" office:value="1245" office:value-type="float">
            <text:p>1245</text:p>
          </table:table-cell>
          <table:table-cell ns41:value-type="float" table:style-name="ce38" office:value="10654" office:value-type="float">
            <text:p>1065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 Der overige gem.</text:p>
          </table:table-cell>
          <table:table-cell/>
          <table:table-cell ns41:value-type="float" table:style-name="TL Data" office:value="74156" office:value-type="float">
            <text:p>74156</text:p>
          </table:table-cell>
          <table:table-cell ns41:value-type="float" table:style-name="TL Data" office:value="70299" office:value-type="float">
            <text:p>7029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216" office:value-type="float">
            <text:p>8216</text:p>
          </table:table-cell>
          <table:table-cell ns41:value-type="float" table:style-name="TL Data" office:value="7918" office:value-type="float">
            <text:p>791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675" office:value-type="float">
            <text:p>3675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35389" office:value-type="float">
            <text:p>35389</text:p>
          </table:table-cell>
          <table:table-cell ns41:value-type="float" table:style-name="TL Data" office:value="33961" office:value-type="float">
            <text:p>339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26221" office:value-type="float">
            <text:p>126221</text:p>
          </table:table-cell>
          <table:table-cell ns41:value-type="float" table:style-name="TL Data" office:value="119926" office:value-type="float">
            <text:p>119926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28" office:value-type="float">
            <text:p>228</text:p>
          </table:table-cell>
          <table:table-cell ns41:value-type="float" table:style-name="ce38" office:value="229" office:value-type="float">
            <text:p>229</text:p>
          </table:table-cell>
          <table:table-cell ns41:value-type="float" table:style-name="ce52" office:value="260196" office:value-type="float">
            <text:p>260196</text:p>
          </table:table-cell>
          <table:table-cell table:number-columns-repeated="985"/>
        </table:table-row>
        <table:table-row table:style-name="ro6">
          <table:table-cell ns41:value-type="string" table:style-name="TL RowHeader" office:value-type="string">
            <text:p>Tot der Provincie</text:p>
          </table:table-cell>
          <table:table-cell/>
          <table:table-cell ns41:value-type="float" table:style-name="TL Data" office:value="89550" office:value-type="float">
            <text:p>89550</text:p>
          </table:table-cell>
          <table:table-cell ns41:value-type="float" table:style-name="TL Data" office:value="86513" office:value-type="float">
            <text:p>86513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68" table:style-name="TL Data" table:number-columns-repeated="2" office:value-type="float">
            <text:p>6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880" office:value-type="float">
            <text:p>8880</text:p>
          </table:table-cell>
          <table:table-cell ns41:value-type="float" table:style-name="TL Data" office:value="8738" office:value-type="float">
            <text:p>8738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325" office:value-type="float">
            <text:p>4325</text:p>
          </table:table-cell>
          <table:table-cell ns41:value-type="float" table:style-name="TL Data" office:value="3984" office:value-type="float">
            <text:p>3984</text:p>
          </table:table-cell>
          <table:table-cell ns41:value-type="float" table:style-name="TL Data" office:value="40958" office:value-type="float">
            <text:p>40958</text:p>
          </table:table-cell>
          <table:table-cell ns41:value-type="float" table:style-name="TL Data" office:value="39782" office:value-type="float">
            <text:p>397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50366" office:value-type="float">
            <text:p>150366</text:p>
          </table:table-cell>
          <table:table-cell ns41:value-type="float" table:style-name="TL Data" office:value="145079" office:value-type="float">
            <text:p>145079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OV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6_H5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53" office:value="260196" office:value-type="float">
            <text:p>260196</text:p>
          </table:table-cell>
          <table:table-cell table:number-columns-repeated="98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6">
          <table:table-cell ns41:value-type="string" table:style-name="TL Title" office:value-type="string">
            <text:p>PROVINCIE OVERIJSSEL; <text:s/>VIJFDE GEDEELTE: INDEELING DER WERKELIJKE BEVOLKING NAAR DE KERKELIJKE GEZINDTEN</text:p>
          </table:table-cell>
          <table:table-cell table:style-name="TL Title" table:number-columns-repeated="43"/>
          <table:table-cell table:style-name="TL Title" table:number-columns-repeated="4"/>
          <table:table-cell table:style-name="ce47"/>
          <table:table-cell table:number-columns-repeated="975"/>
        </table:table-row>
        <table:table-row table:style-name="ro6">
          <table:table-cell table:number-columns-repeated="1024"/>
        </table:table-row>
        <table:table-row table:style-name="ro7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57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61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8" table:number-columns-spanned="1" office:value-type="string">
            <text:p>CBS nummer</text:p>
          </table:table-cell>
          <table:table-cell ns41:value-type="string" table:number-rows-spanned="4" table:style-name="ce34" table:number-columns-spanned="1" office:value-type="string">
            <text:p>Amsterdamse code</text:p>
          </table:table-cell>
          <table:table-cell ns41:value-type="string" table:number-rows-spanned="4" table:style-name="ce28" table:number-columns-spanned="1" office:value-type="string">
            <text:p>Grootteklasse</text:p>
          </table:table-cell>
          <table:table-cell ns41:value-type="string" table:number-rows-spanned="4" table:style-name="ce34" table:number-columns-spanned="1" office:value-type="string">
            <text:p>Provincie</text:p>
          </table:table-cell>
          <table:table-cell ns41:value-type="string" table:number-rows-spanned="4" table:style-name="ce34" table:number-columns-spanned="1" office:value-type="string">
            <text:p>Telling</text:p>
          </table:table-cell>
          <table:table-cell ns41:value-type="string" table:number-rows-spanned="4" table:style-name="ce34" table:number-columns-spanned="1" office:value-type="string">
            <text:p>Tabel</text:p>
          </table:table-cell>
          <table:table-cell ns41:value-type="string" table:number-rows-spanned="4" table:style-name="ce34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Image nummer</text:p>
          </table:table-cell>
          <table:table-cell table:style-name="ce57" table:number-columns-repeated="975"/>
        </table:table-row>
        <table:table-row table:style-name="ro7">
          <table:covered-table-cell table:style-name="ce54"/>
          <table:table-cell table:style-name="ce57"/>
          <table:covered-table-cell table:style-name="ce59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2"/>
          <table:covered-table-cell table:style-name="ce64" table:number-columns-repeated="2"/>
          <table:covered-table-cell table:style-name="ce66"/>
          <table:table-cell table:style-name="ce57" table:number-columns-repeated="975"/>
        </table:table-row>
        <table:table-row table:style-name="ro7">
          <table:covered-table-cell table:style-name="ce54"/>
          <table:table-cell table:style-name="ce57"/>
          <table:covered-table-cell table:style-name="ce59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2"/>
          <table:covered-table-cell table:style-name="ce64" table:number-columns-repeated="2"/>
          <table:covered-table-cell table:style-name="ce66"/>
          <table:table-cell table:style-name="ce57" table:number-columns-repeated="975"/>
        </table:table-row>
        <table:table-row table:style-name="ro1">
          <table:covered-table-cell table:style-name="ce55"/>
          <table:table-cell table:style-name="ce57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0"/>
          <table:covered-table-cell table:style-name="ce36"/>
          <table:covered-table-cell table:style-name="ce30"/>
          <table:covered-table-cell table:style-name="ce41"/>
          <table:covered-table-cell table:style-name="ce45" table:number-columns-repeated="2"/>
          <table:covered-table-cell table:style-name="ce65" table:number-columns-repeated="2"/>
          <table:covered-table-cell table:style-name="ce67"/>
          <table:table-cell table:style-name="ce57" table:number-columns-repeated="975"/>
        </table:table-row>
        <table:table-row table:style-name="ro3">
          <table:table-cell table:style-name="ce56"/>
          <table:table-cell table:style-name="ce58"/>
          <table:table-cell table:style-name="ce60" table:number-columns-repeated="42"/>
          <table:table-cell table:style-name="ce63" table:number-columns-repeated="5"/>
          <table:table-cell table:number-columns-repeated="975"/>
        </table:table-row>
        <table:table-row table:style-name="ro4">
          <table:table-cell ns41:value-type="string" table:style-name="TL RowHeader" office:value-type="string">
            <text:p>Deventer </text:p>
          </table:table-cell>
          <table:table-cell/>
          <table:table-cell table:style-name="TL Data"/>
          <table:table-cell table:style-name="TL Data" table:number-columns-repeated="10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2" office:value-type="float">
            <text:p>8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7" office:value="10899" office:value-type="float">
            <text:p>108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OV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6_H5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51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8" office:value="10093" office:value-type="float">
            <text:p>10093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8" office:value-type="float">
            <text:p>188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melo (stad)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ce32" office:value="1189" office:value-type="float">
            <text:p>1189</text:p>
          </table:table-cell>
          <table:table-cell ns41:value-type="float" table:style-name="ce38" office:value="11053" office:value-type="float">
            <text:p>110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melo(Ambt)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2" office:value="1009" office:value-type="float">
            <text:p>1009</text:p>
          </table:table-cell>
          <table:table-cell ns41:value-type="float" table:style-name="ce38" office:value="11065" office:value-type="float">
            <text:p>1106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vereest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8" office:value="11190" office:value-type="float">
            <text:p>1119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8">
          <table:table-cell ns41:value-type="string" table:style-name="TL RowHeader" office:value-type="string">
            <text:p>Blankenha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8" office:value="10320" office:value-type="float">
            <text:p>1032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lokzijl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8" office:value="10689" office:value-type="float">
            <text:p>1068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orne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8" office:value="10326" office:value-type="float">
            <text:p>1032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alfs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8" office:value="11007" office:value-type="float">
            <text:p>110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elden(stad)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8" office:value="10913" office:value-type="float">
            <text:p>1091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elden(Ambt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8" office:value="11400" office:value-type="float">
            <text:p>114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enekamp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8" office:value="10245" office:value-type="float">
            <text:p>1024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iepenheim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8" office:value="10311" office:value-type="float">
            <text:p>1031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nschede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8" office:value="10364" office:value-type="float">
            <text:p>1036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enemuid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8" office:value="10746" office:value-type="float">
            <text:p>107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iethoor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8" office:value="10708" office:value-type="float">
            <text:p>1070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oo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ce32" office:value="156" office:value-type="float">
            <text:p>156</text:p>
          </table:table-cell>
          <table:table-cell ns41:value-type="float" table:style-name="ce38" office:value="10076" office:value-type="float">
            <text:p>1007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ramsberg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8" office:value="11339" office:value-type="float">
            <text:p>1133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aksberg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8" office:value="11435" office:value-type="float">
            <text:p>114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m (Den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8" office:value="10395" office:value-type="float">
            <text:p>1039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rdenberg (stad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2" office:value="1191" office:value-type="float">
            <text:p>1191</text:p>
          </table:table-cell>
          <table:table-cell ns41:value-type="float" table:style-name="ce38" office:value="11169" office:value-type="float">
            <text:p>111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rderberg (Ambt)</text:p>
          </table:table-cell>
          <table:table-cell/>
          <table:table-cell table:style-name="TL Data"/>
          <table:table-cell table:style-name="TL Data" table:number-columns-repeated="18"/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2" office:value="1011" office:value-type="float">
            <text:p>1011</text:p>
          </table:table-cell>
          <table:table-cell ns41:value-type="float" table:style-name="ce38" office:value="10174" office:value-type="float">
            <text:p>1017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ssel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8" office:value="10115" office:value-type="float">
            <text:p>1011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ellendoorn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8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8" office:value="10806" office:value-type="float">
            <text:p>108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8" office:value="10907" office:value-type="float">
            <text:p>1090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lt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8" office:value="11246" office:value-type="float">
            <text:p>112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Ijselmuid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8" office:value="10641" office:value-type="float">
            <text:p>1064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8" office:value="10253" office:value-type="float">
            <text:p>1025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amper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2" office:value="1092" office:value-type="float">
            <text:p>1092</text:p>
          </table:table-cell>
          <table:table-cell ns41:value-type="float" table:style-name="ce38" office:value="10443" office:value-type="float">
            <text:p>104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uinr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8" office:value="11148" office:value-type="float">
            <text:p>1114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nnek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2" office:value="1106" office:value-type="float">
            <text:p>1106</text:p>
          </table:table-cell>
          <table:table-cell ns41:value-type="float" table:style-name="ce38" office:value="11045" office:value-type="float">
            <text:p>1104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ss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32" office:value="168" office:value-type="float">
            <text:p>168</text:p>
          </table:table-cell>
          <table:table-cell ns41:value-type="float" table:style-name="ce38" office:value="11166" office:value-type="float">
            <text:p>1116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0" office:value-type="float">
            <text:p>230</text:p>
          </table:table-cell>
          <table:table-cell ns41:value-type="float" table:style-name="ce38" office:value="231" office:value-type="float">
            <text:p>231</text:p>
          </table:table-cell>
          <table:table-cell ns41:value-type="float" table:style-name="ce52" office:value="260197" office:value-type="float">
            <text:p>260197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arkelo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8" office:value="11382" office:value-type="float">
            <text:p>113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sleuv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8" office:value="10384" office:value-type="float">
            <text:p>1038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ldemarkt</text:p>
          </table:table-cell>
          <table:table-cell/>
          <table:table-cell table:style-name="TL Data"/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8" office:value="10858" office:value-type="float">
            <text:p>108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ldenzaa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2" office:value="173" office:value-type="float">
            <text:p>173</text:p>
          </table:table-cell>
          <table:table-cell ns41:value-type="float" table:style-name="ce38" office:value="11100" office:value-type="float">
            <text:p>111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ls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8" office:value="10409" office:value-type="float">
            <text:p>1040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mmen (stad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2" office:value="1192" office:value-type="float">
            <text:p>1192</text:p>
          </table:table-cell>
          <table:table-cell ns41:value-type="float" table:style-name="ce38" office:value="10381" office:value-type="float">
            <text:p>1038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mmen (Ambt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32" office:value="1012" office:value-type="float">
            <text:p>1012</text:p>
          </table:table-cell>
          <table:table-cell ns41:value-type="float" table:style-name="ce38" office:value="11069" office:value-type="float">
            <text:p>110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aalte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8" office:value="10279" office:value-type="float">
            <text:p>1027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ijss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8" office:value="10358" office:value-type="float">
            <text:p>103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aphors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2" office:value="180" office:value-type="float">
            <text:p>180</text:p>
          </table:table-cell>
          <table:table-cell ns41:value-type="float" table:style-name="ce38" office:value="11362" office:value-type="float">
            <text:p>1136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eenw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8" office:value="10546" office:value-type="float">
            <text:p>105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eenwijkwol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8" office:value="11347" office:value-type="float">
            <text:p>1134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ubberg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32" office:value="183" office:value-type="float">
            <text:p>183</text:p>
          </table:table-cell>
          <table:table-cell ns41:value-type="float" table:style-name="ce38" office:value="10694" office:value-type="float">
            <text:p>1069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ollenhove (stad)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2" office:value="1193" office:value-type="float">
            <text:p>1193</text:p>
          </table:table-cell>
          <table:table-cell ns41:value-type="float" table:style-name="ce38" office:value="11183" office:value-type="float">
            <text:p>1118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ollehove (Ambt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ce32" office:value="1013" office:value-type="float">
            <text:p>1013</text:p>
          </table:table-cell>
          <table:table-cell ns41:value-type="float" table:style-name="ce38" office:value="11088" office:value-type="float">
            <text:p>110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riezen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8" office:value="10643" office:value-type="float">
            <text:p>1064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anneper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8" office:value="10105" office:value-type="float">
            <text:p>1010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erse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2" office:value="188" office:value-type="float">
            <text:p>188</text:p>
          </table:table-cell>
          <table:table-cell ns41:value-type="float" table:style-name="ce38" office:value="10893" office:value-type="float">
            <text:p>1089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erd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8" office:value="10676" office:value-type="float">
            <text:p>1067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jhe</text:p>
          </table:table-cell>
          <table:table-cell/>
          <table:table-cell table:style-name="TL Data"/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8" office:value="10888" office:value-type="float">
            <text:p>1088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wartslui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8" office:value="10303" office:value-type="float">
            <text:p>1030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wollerkerspel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2" office:value="1245" office:value-type="float">
            <text:p>1245</text:p>
          </table:table-cell>
          <table:table-cell ns41:value-type="float" table:style-name="ce38" office:value="10654" office:value-type="float">
            <text:p>1065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otaal der overige gemeent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099" office:value-type="float">
            <text:p>1099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OV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6_H5</text:p>
          </table:table-cell>
          <table:table-cell ns41:value-type="float" table:style-name="ce38" office:value="232" office:value-type="float">
            <text:p>232</text:p>
          </table:table-cell>
          <table:table-cell ns41:value-type="float" table:style-name="ce38" office:value="233" office:value-type="float">
            <text:p>233</text:p>
          </table:table-cell>
          <table:table-cell ns41:value-type="float" table:style-name="ce52" office:value="260198" office:value-type="float">
            <text:p>260198</text:p>
          </table:table-cell>
          <table:table-cell table:number-columns-repeated="975"/>
        </table:table-row>
        <table:table-row table:style-name="ro6">
          <table:table-cell ns41:value-type="string" table:style-name="TL RowHeader" office:value-type="string">
            <text:p>Tot der Provinci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287" office:value-type="float">
            <text:p>1287</text:p>
          </table:table-cell>
          <table:table-cell table:style-name="ce33"/>
          <table:table-cell table:style-name="ce39" table:number-columns-repeated="2"/>
          <table:table-cell ns41:value-type="string" table:style-name="ce39" office:value-type="string">
            <text:p>OV</text:p>
          </table:table-cell>
          <table:table-cell ns41:value-type="string" table:style-name="ce33" office:value-type="string">
            <text:p>VT_1889</text:p>
          </table:table-cell>
          <table:table-cell ns41:value-type="string" table:style-name="ce39" office:value-type="string">
            <text:p>06_H5</text:p>
          </table:table-cell>
          <table:table-cell ns41:value-type="float" table:style-name="ce39" office:value="232" office:value-type="float">
            <text:p>232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53" office:value="260198" office:value-type="float">
            <text:p>260198</text:p>
          </table:table-cell>
          <table:table-cell table:number-columns-repeated="97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9:49</dc:date>
    <meta:document-statistic meta:object-count="0" meta:cell-count="2741" meta:table-count="2"/>
    <meta:generator>ODFPY/1.3.0dev</meta:generator>
  </office:meta>
</office:document-meta>
</file>